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1.278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1.8165in"/>
    </style:style>
    <style:style style:name="co6" style:family="table-column">
      <style:table-column-properties fo:break-before="auto" style:column-width="1.6839in"/>
    </style:style>
    <style:style style:name="co7" style:family="table-column">
      <style:table-column-properties fo:break-before="auto" style:column-width="1.3846in"/>
    </style:style>
    <style:style style:name="co8" style:family="table-column">
      <style:table-column-properties fo:break-before="auto" style:column-width="1.839in"/>
    </style:style>
    <style:style style:name="co9" style:family="table-column">
      <style:table-column-properties fo:break-before="auto" style:column-width="1.5839in"/>
    </style:style>
    <style:style style:name="co10" style:family="table-column">
      <style:table-column-properties fo:break-before="auto" style:column-width="1.3957in"/>
    </style:style>
    <style:style style:name="co11" style:family="table-column">
      <style:table-column-properties fo:break-before="auto" style:column-width="1.1744in"/>
    </style:style>
    <style:style style:name="co12" style:family="table-column">
      <style:table-column-properties fo:break-before="auto" style:column-width="3.2555in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visibility="collapse" table:default-cell-style-name="Excel_20_Built-in_20_Normal"/>
        <table:table-column table:style-name="co9" table:visibility="collapse" table:default-cell-style-name="Excel_20_Built-in_20_Normal"/>
        <table:table-column table:style-name="co10" table:visibility="collapse" table:default-cell-style-name="Excel_20_Built-in_20_Normal"/>
        <table:table-column table:style-name="co11" table:visibility="collapse" table:default-cell-style-name="Excel_20_Built-in_20_Normal"/>
        <table:table-column table:style-name="co12" table:default-cell-style-name="Excel_20_Built-in_20_Normal"/>
        <table:table-column table:style-name="co2" table:number-columns-repeated="1014" table:default-cell-style-name="Excel_20_Built-in_20_Normal"/>
        <table:table-row table:style-name="ro3">
          <table:table-cell table:style-name="ce1" office:value-type="string">
            <text:p>ขนาดยาง</text:p>
          </table:table-cell>
          <table:table-cell table:style-name="ce1" office:value-type="string">
            <text:p>Model</text:p>
          </table:table-cell>
          <table:table-cell table:style-name="ce1" office:value-type="string">
            <text:p>ชนิดการบรรจุ</text:p>
          </table:table-cell>
          <table:table-cell table:style-name="ce1" office:value-type="string">
            <text:p>ต่อแถว 20&amp;40 (ทั่วไป)</text:p>
          </table:table-cell>
          <table:table-cell table:style-name="ce1" office:value-type="string">
            <text:p>ต่อแถว HC(ทั่วไป)</text:p>
          </table:table-cell>
          <table:table-cell table:style-name="ce1" office:value-type="string">
            <text:p>ต่อแถว 20&amp;40 (วิบาก)</text:p>
          </table:table-cell>
          <table:table-cell table:style-name="ce1" office:value-type="string">
            <text:p>ต่อแถว HC(วิบาก)</text:p>
          </table:table-cell>
          <table:table-cell table:style-name="ce1" office:value-type="string">
            <text:p>แถว ตู้20&amp;40</text:p>
          </table:table-cell>
          <table:table-cell table:style-name="ce1" office:value-type="string">
            <text:p>แถว ตู้ HC</text:p>
          </table:table-cell>
          <table:table-cell table:style-name="ce1" office:value-type="string">
            <text:p>หมายเหตุ</text:p>
          </table:table-cell>
          <table:table-cell table:number-columns-repeated="1014"/>
        </table:table-row>
        <table:table-row table:style-name="ro2">
          <table:table-cell office:value-type="string">
            <text:p>12 1/2X2.125</text:p>
          </table:table-cell>
          <table:table-cell office:value-type="string">
            <text:p>CB*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14X2.125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16X2.125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16X2.125</text:p>
          </table:table-cell>
          <table:table-cell office:value-type="string">
            <text:p>CB*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2">
          <table:table-cell office:value-type="string">
            <text:p>20X1.75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2">
          <table:table-cell office:value-type="string">
            <text:p>20X1.75</text:p>
          </table:table-cell>
          <table:table-cell office:value-type="string">
            <text:p>CB*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2">
          <table:table-cell office:value-type="string">
            <text:p>20X1.90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table:number-columns-repeated="1019"/>
        </table:table-row>
        <table:table-row table:style-name="ro2">
          <table:table-cell office:value-type="string">
            <text:p>20X1.90</text:p>
          </table:table-cell>
          <table:table-cell office:value-type="string">
            <text:p>CB*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2">
          <table:table-cell office:value-type="string">
            <text:p>20X1.95</text:p>
          </table:table-cell>
          <table:table-cell office:value-type="string">
            <text:p>CB*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2">
          <table:table-cell office:value-type="string">
            <text:p>20X1.95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1019"/>
        </table:table-row>
        <table:table-row table:style-name="ro2">
          <table:table-cell office:value-type="string">
            <text:p>20X1.95</text:p>
          </table:table-cell>
          <table:table-cell office:value-type="string">
            <text:p>CB*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2">
          <table:table-cell office:value-type="string">
            <text:p>20X2.10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table:number-columns-repeated="1019"/>
        </table:table-row>
        <table:table-row table:style-name="ro2">
          <table:table-cell office:value-type="string">
            <text:p>20X2.10</text:p>
          </table:table-cell>
          <table:table-cell office:value-type="string">
            <text:p>CB*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2">
          <table:table-cell office:value-type="string">
            <text:p>20X2.125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table:number-columns-repeated="1019"/>
        </table:table-row>
        <table:table-row table:style-name="ro2">
          <table:table-cell office:value-type="string">
            <text:p>20X2.125</text:p>
          </table:table-cell>
          <table:table-cell office:value-type="string">
            <text:p>CB*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2">
          <table:table-cell office:value-type="string">
            <text:p>24X1 3/8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2">
          <table:table-cell office:value-type="string">
            <text:p>24X1.50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1019"/>
        </table:table-row>
        <table:table-row table:style-name="ro2">
          <table:table-cell office:value-type="string">
            <text:p>24X1.75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1019"/>
        </table:table-row>
        <table:table-row table:style-name="ro2">
          <table:table-cell office:value-type="string">
            <text:p>24X1.75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4"/>
          <table:table-cell office:value-type="string">
            <text:p>*CB 608, CB 311</text:p>
          </table:table-cell>
          <table:table-cell table:number-columns-repeated="1014"/>
        </table:table-row>
        <table:table-row table:style-name="ro2">
          <table:table-cell office:value-type="string">
            <text:p>24X1.90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2">
          <table:table-cell office:value-type="string">
            <text:p>24X1.95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2">
          <table:table-cell office:value-type="string">
            <text:p>24X2.00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number-columns-repeated="1019"/>
        </table:table-row>
        <table:table-row table:style-name="ro2">
          <table:table-cell office:value-type="string">
            <text:p>24X2.10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table:number-columns-repeated="4"/>
          <table:table-cell office:value-type="string">
            <text:p>*CB 961</text:p>
          </table:table-cell>
          <table:table-cell table:number-columns-repeated="1014"/>
        </table:table-row>
        <table:table-row table:style-name="ro2">
          <table:table-cell office:value-type="string">
            <text:p>24X2.125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table:number-columns-repeated="1019"/>
        </table:table-row>
        <table:table-row table:style-name="ro2">
          <table:table-cell office:value-type="string">
            <text:p>24X2.125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table:number-columns-repeated="4"/>
          <table:table-cell office:value-type="string">
            <text:p>*CB507,CB507,CB 570,CB 571,CB 670,CB 671</text:p>
          </table:table-cell>
          <table:table-cell table:number-columns-repeated="1014"/>
        </table:table-row>
        <table:table-row table:style-name="ro2">
          <table:table-cell office:value-type="string">
            <text:p>24X2.30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number-columns-repeated="4"/>
          <table:table-cell office:value-type="string">
            <text:p>*CB 960, CB 961</text:p>
          </table:table-cell>
          <table:table-cell table:number-columns-repeated="1014"/>
        </table:table-row>
        <table:table-row table:style-name="ro2">
          <table:table-cell office:value-type="string">
            <text:p>24X3.00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number-columns-repeated="4"/>
          <table:table-cell office:value-type="string">
            <text:p>*CB 960, CB 961</text:p>
          </table:table-cell>
          <table:table-cell table:number-columns-repeated="1014"/>
        </table:table-row>
        <table:table-row table:style-name="ro2">
          <table:table-cell office:value-type="string">
            <text:p>26X 1 ½ X2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4"/>
          <table:table-cell office:value-type="string">
            <text:p>*CB 312</text:p>
          </table:table-cell>
          <table:table-cell table:number-columns-repeated="1014"/>
        </table:table-row>
        <table:table-row table:style-name="ro2">
          <table:table-cell office:value-type="string">
            <text:p>26X 1 1/2 X1 5/8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4"/>
          <table:table-cell office:value-type="string">
            <text:p>*CB 650</text:p>
          </table:table-cell>
          <table:table-cell table:number-columns-repeated="1014"/>
        </table:table-row>
        <table:table-row table:style-name="ro2">
          <table:table-cell office:value-type="string">
            <text:p>26X1 3/8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2">
          <table:table-cell office:value-type="string">
            <text:p>26X1.50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1019"/>
        </table:table-row>
        <table:table-row table:style-name="ro2">
          <table:table-cell office:value-type="string">
            <text:p>26X1.50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1019"/>
        </table:table-row>
        <table:table-row table:style-name="ro2">
          <table:table-cell office:value-type="string">
            <text:p>26X1.75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2">
          <table:table-cell office:value-type="string">
            <text:p>26X1.90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table:number-columns-repeated="4"/>
          <table:table-cell office:value-type="string">
            <text:p>*CB 507, CB 530, CB 570, CB 571, CB 531</text:p>
          </table:table-cell>
          <table:table-cell table:number-columns-repeated="1014"/>
        </table:table-row>
        <table:table-row table:style-name="ro2">
          <table:table-cell office:value-type="string">
            <text:p>26X1.90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2">
          <table:table-cell office:value-type="string">
            <text:p>26X1.95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table:number-columns-repeated="4"/>
          <table:table-cell office:value-type="string">
            <text:p>*CB 507, CB 530, CB 570, CB 571, CB 531</text:p>
          </table:table-cell>
          <table:table-cell table:number-columns-repeated="1014"/>
        </table:table-row>
        <table:table-row table:style-name="ro2">
          <table:table-cell office:value-type="string">
            <text:p>26X1.95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2">
          <table:table-cell office:value-type="string">
            <text:p>26X2.10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table:number-columns-repeated="4"/>
          <table:table-cell office:value-type="string">
            <text:p>*CB 960, CB 961, CB 508</text:p>
          </table:table-cell>
          <table:table-cell table:number-columns-repeated="1014"/>
        </table:table-row>
        <table:table-row table:style-name="ro2">
          <table:table-cell office:value-type="string">
            <text:p>26X2.10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table:number-columns-repeated="1019"/>
        </table:table-row>
        <table:table-row table:style-name="ro2">
          <table:table-cell office:value-type="string">
            <text:p>26X2.125</text:p>
          </table:table-cell>
          <table:table-cell office:value-type="string">
            <text:p>CB*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table:number-columns-repeated="4"/>
          <table:table-cell office:value-type="string">
            <text:p>*CB 673 HD</text:p>
          </table:table-cell>
          <table:table-cell table:number-columns-repeated="1014"/>
        </table:table-row>
        <table:table-row table:style-name="ro2">
          <table:table-cell office:value-type="string">
            <text:p>26X2.125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table:number-columns-repeated="4"/>
          <table:table-cell office:value-type="string">
            <text:p>*CB 673, CB 235</text:p>
          </table:table-cell>
          <table:table-cell table:number-columns-repeated="1014"/>
        </table:table-row>
        <table:table-row table:style-name="ro2">
          <table:table-cell office:value-type="string">
            <text:p>26X2.125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table:number-columns-repeated="4"/>
          <table:table-cell office:value-type="string">
            <text:p>*CB 507, CB 508 ,CB 570, CB 571, CB 682 ,CB671</text:p>
          </table:table-cell>
          <table:table-cell table:number-columns-repeated="1014"/>
        </table:table-row>
        <table:table-row table:style-name="ro2">
          <table:table-cell office:value-type="string">
            <text:p>26X2.125</text:p>
          </table:table-cell>
          <table:table-cell office:value-type="string">
            <text:p>CB*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string">
            <text:p>*CB 681, CB 691</text:p>
          </table:table-cell>
          <table:table-cell table:number-columns-repeated="1014"/>
        </table:table-row>
        <table:table-row table:style-name="ro2">
          <table:table-cell office:value-type="string">
            <text:p>26X2.30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table:number-columns-repeated="4"/>
          <table:table-cell office:value-type="string">
            <text:p>*CB 960, CB 961</text:p>
          </table:table-cell>
          <table:table-cell table:number-columns-repeated="1014"/>
        </table:table-row>
        <table:table-row table:style-name="ro2">
          <table:table-cell office:value-type="string">
            <text:p>26X2.60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table:number-columns-repeated="4"/>
          <table:table-cell office:value-type="string">
            <text:p>*CB 960, CB 961</text:p>
          </table:table-cell>
          <table:table-cell table:number-columns-repeated="1014"/>
        </table:table-row>
        <table:table-row table:style-name="ro2">
          <table:table-cell office:value-type="string">
            <text:p>26X3.00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table:number-columns-repeated="4"/>
          <table:table-cell office:value-type="string">
            <text:p>*CB 960, CB 961</text:p>
          </table:table-cell>
          <table:table-cell table:number-columns-repeated="1014"/>
        </table:table-row>
        <table:table-row table:style-name="ro2">
          <table:table-cell office:value-type="string">
            <text:p>27X1 ¼</text:p>
          </table:table-cell>
          <table:table-cell office:value-type="string">
            <text:p>CB*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2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2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3/04/2016</text:date>, <text:time>15:1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6-03-04T15:17:12.55</dc:date>
    <meta:editing-duration>PT9H27M21S</meta:editing-duration>
    <meta:editing-cycles>8</meta:editing-cycles>
    <meta:document-statistic meta:table-count="3" meta:cell-count="272" meta:object-count="0"/>
  </office:meta>
</office:document-meta>
</file>